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" style:family="paragraph" style:parent-style-name="Standard">
      <style:paragraph-properties fo:line-height="150%" fo:text-align="start" style:justify-single-word="false" style:writing-mode="lr-tb"/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he Ballad of the Forest</text:p>
      <text:p text:style-name="P2"/>
      <text:p text:style-name="P2">A sudden change in equilibrium,</text:p>
      <text:p text:style-name="P2">both chemical and electrical alike sets</text:p>
      <text:p text:style-name="P2">things in motion.</text:p>
      <text:p text:style-name="P2">The hare lifts her head from the plant she was</text:p>
      <text:p text:style-name="P2">chewing a second ago, she feels spotted, a</text:p>
      <text:p text:style-name="P2">quick sniff of the atmosphere reveals the</text:p>
      <text:p text:style-name="P2">pheromones of the hunter.</text:p>
      <text:p text:style-name="P2">The lynx emerges from his hideout behind the</text:p>
      <text:p text:style-name="P2">thicket, everything was fine, until the breeze </text:p>
      <text:p text:style-name="P2">unveiled his intentions to the target.</text:p>
      <text:p text:style-name="P2">They roam the forest, somewhat unhindered</text:p>
      <text:p text:style-name="P2">to his denizens, but the forest doesn't care.</text:p>
      <text:p text:style-name="P2">Finally, a pounce that landed on its mark,</text:p>
      <text:p text:style-name="P2">a bite that snaps the spinal cord, the hare</text:p>
      <text:p text:style-name="P2">is neutralized, the lynx could feed his cubs.</text:p>
      <text:p text:style-name="P2">The forest is still indifferent to the wretched</text:p>
      <text:p text:style-name="P2">creatures, instinct-driven animals that walk in</text:p>
      <text:p text:style-name="P2">its midst.</text:p>
      <text:p text:style-name="P2">Only the 10,000 acres burned down by the folly</text:p>
      <text:p text:style-name="P2">of humans who left their camp fire unattended</text:p>
      <text:p text:style-name="P2">wakes the forest to relinquish a shrill </text:p>
      <text:p text:style-name="P2">when the oxygen factories were shut down.</text:p>
      <text:p text:style-name="P2">The lynx survival machine made it through</text:p>
      <text:p text:style-name="P2">despite the engulfing flames. Sometimes it could be</text:p>
      <text:p text:style-name="P2">troublesome that oxygen is so much flammable.</text:p>
      <text:p text:style-name="P2">Hollow and careless trunks were left behind,</text:p>
      <text:p text:style-name="P2">waiting for the rejuvenation proc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2pt" style:font-name-asian="MS Mincho" style:font-size-asian="14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OoZooL Obliterator</meta:initial-creator>
    <meta:creation-date>2008-05-28T03:39:09</meta:creation-date>
    <dc:creator>OoZooL Obliterator</dc:creator>
    <dc:date>2009-04-01T00:11:58.39</dc:date>
    <meta:editing-cycles>3</meta:editing-cycles>
    <meta:editing-duration>PT00H11M44S</meta:editing-duration>
    <meta:printed-by>OoZooL Obliterator</meta:printed-by>
    <meta:print-date>2009-04-01T00:09:44.50</meta:print-date>
    <meta:document-statistic meta:table-count="0" meta:image-count="0" meta:object-count="0" meta:page-count="1" meta:paragraph-count="28" meta:word-count="189" meta:character-count="1104"/>
    <meta:user-defined meta:name="Info 1"/>
    <meta:user-defined meta:name="Info 2"/>
    <meta:user-defined meta:name="Info 3"/>
    <meta:user-defined meta:name="Info 4"/>
  </office:meta>
</office:document-meta>
</file>